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53059" officeooo:paragraph-rsid="00053059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53059" officeooo:paragraph-rsid="00053059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bold" officeooo:rsid="000632c4" officeooo:paragraph-rsid="000632c4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3ed0a" officeooo:paragraph-rsid="000632c4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632c4" officeooo:paragraph-rsid="000632c4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632c4" officeooo:paragraph-rsid="000811c2" style:font-size-asian="15pt" style:font-weight-asian="normal" style:font-size-complex="15pt" style:font-weight-complex="normal"/>
    </style:style>
    <style:style style:name="T1" style:family="text">
      <style:text-properties officeooo:rsid="000632c4"/>
    </style:style>
    <style:style style:name="T2" style:family="text">
      <style:text-properties officeooo:rsid="000811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 FOR FINDING MOOD OF THE PASSAGE</text:p>
      <text:p text:style-name="P2"/>
      <text:p text:style-name="P4">Input : passage</text:p>
      <text:p text:style-name="P4">Training set : Files containing <text:span text:style-name="T1">Positive and Negative words (positive and negtive files)</text:span></text:p>
      <text:p text:style-name="P4">Output : <text:span text:style-name="T1">Mood of passage</text:span></text:p>
      <text:p text:style-name="P4"/>
      <text:p text:style-name="P3">main function</text:p>
      <text:p text:style-name="P3"/>
      <text:p text:style-name="P5"><text:tab/> for each word wi of the passage</text:p>
      <text:p text:style-name="P5"><text:tab/><text:tab/>count_pos<text:span text:style-name="T2">+=</text:span>count(wi) in positive file</text:p>
      <text:p text:style-name="P5"><text:s text:c="10"/><text:tab/><text:span text:style-name="T2">count_neg+=count(wi) in negative file</text:span></text:p>
      <text:p text:style-name="P5"/>
      <text:p text:style-name="P5"><text:tab/><text:span text:style-name="T2">if( count_pos&gt;count_neg )</text:span></text:p>
      <text:p text:style-name="P5"><text:s text:c="17"/><text:span text:style-name="T2">mood=positive</text:span></text:p>
      <text:p text:style-name="P6"><text:s text:c="9"/><text:span text:style-name="T2">else if ( count_pos&lt;count_neg)</text:span></text:p>
      <text:p text:style-name="P6"><text:tab/><text:tab/> <text:span text:style-name="T2">mood=negative</text:span></text:p>
      <text:p text:style-name="P6"><text:tab/><text:span text:style-name="T2">else</text:span></text:p>
      <text:p text:style-name="P6"><text:tab/><text:tab/><text:span text:style-name="T2">mood=neutral</text:span></text:p>
      <text:p text:style-name="P5"><text:s text:c="19"/></text:p>
      <text:p text:style-name="P5"><text:s text:c="10"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23:26:58.620708700</meta:creation-date>
    <dc:date>2016-05-09T00:05:25.921299743</dc:date>
    <meta:editing-duration>PT8M6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6" meta:word-count="56" meta:character-count="460" meta:non-whitespace-character-count="341"/>
  </office:meta>
</office:document-meta>
</file>